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237cm" fo:margin-left="0cm"/>
    </style:style>
    <style:style style:name="Column3" style:family="table-column">
      <style:table-column-properties style:column-width="17.237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1" style:family="table-row"/>
    <style:style style:name="Cell1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37cm" fo:margin-left="0cm"/>
    </style:style>
    <style:style style:name="Column6" style:family="table-column">
      <style:table-column-properties style:column-width="17.237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37cm" fo:margin-left="0cm"/>
    </style:style>
    <style:style style:name="Column7" style:family="table-column">
      <style:table-column-properties style:column-width="17.237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51cm" fo:margin-left="0cm"/>
    </style:style>
    <style:style style:name="Column8" style:family="table-column">
      <style:table-column-properties style:column-width="3.916cm"/>
    </style:style>
    <style:style style:name="Column9" style:family="table-column">
      <style:table-column-properties style:column-width="3.916cm"/>
    </style:style>
    <style:style style:name="Column10" style:family="table-column">
      <style:table-column-properties style:column-width="2.646cm"/>
    </style:style>
    <style:style style:name="Column11" style:family="table-column">
      <style:table-column-properties style:column-width="2.91cm"/>
    </style:style>
    <style:style style:name="Column12" style:family="table-column">
      <style:table-column-properties style:column-width="3.122cm"/>
    </style:style>
    <style:style style:name="Row15" style:family="table-row"/>
    <style:style style:name="Cell1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" style:family="table-row"/>
    <style:style style:name="Cell2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6.51cm" fo:margin-left="0cm"/>
    </style:style>
    <style:style style:name="Column13" style:family="table-column">
      <style:table-column-properties style:column-width="3.916cm"/>
    </style:style>
    <style:style style:name="Column14" style:family="table-column">
      <style:table-column-properties style:column-width="3.916cm"/>
    </style:style>
    <style:style style:name="Column15" style:family="table-column">
      <style:table-column-properties style:column-width="2.646cm"/>
    </style:style>
    <style:style style:name="Column16" style:family="table-column">
      <style:table-column-properties style:column-width="2.91cm"/>
    </style:style>
    <style:style style:name="Column17" style:family="table-column">
      <style:table-column-properties style:column-width="3.122cm"/>
    </style:style>
    <style:style style:name="Row19" style:family="table-row"/>
    <style:style style:name="Cell3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" style:family="table-row"/>
    <style:style style:name="Cell4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2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51cm" fo:margin-left="0cm"/>
    </style:style>
    <style:style style:name="Column18" style:family="table-column">
      <style:table-column-properties style:column-width="3.916cm"/>
    </style:style>
    <style:style style:name="Column19" style:family="table-column">
      <style:table-column-properties style:column-width="3.916cm"/>
    </style:style>
    <style:style style:name="Column20" style:family="table-column">
      <style:table-column-properties style:column-width="2.646cm"/>
    </style:style>
    <style:style style:name="Column21" style:family="table-column">
      <style:table-column-properties style:column-width="2.91cm"/>
    </style:style>
    <style:style style:name="Column22" style:family="table-column">
      <style:table-column-properties style:column-width="3.122cm"/>
    </style:style>
    <style:style style:name="Row23" style:family="table-row"/>
    <style:style style:name="Cell5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5" style:family="table-row"/>
    <style:style style:name="Cell6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6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1" style:family="table">
      <style:table-properties table:align="left" style:width="17.59cm" fo:margin-left="0cm"/>
    </style:style>
    <style:style style:name="Column23" style:family="table-column">
      <style:table-column-properties style:column-width="17.59cm"/>
    </style:style>
    <style:style style:name="Row29" style:family="table-row"/>
    <style:style style:name="Cell7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7.237cm" fo:margin-left="0cm"/>
    </style:style>
    <style:style style:name="Column24" style:family="table-column">
      <style:table-column-properties style:column-width="17.237cm"/>
    </style:style>
    <style:style style:name="Row31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3" style:family="table">
      <style:table-properties table:align="left" style:width="17.237cm" fo:margin-left="0cm"/>
    </style:style>
    <style:style style:name="Column25" style:family="table-column">
      <style:table-column-properties style:column-width="17.237cm"/>
    </style:style>
    <style:style style:name="Row32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5.741cm" fo:margin-left="5.345cm"/>
    </style:style>
    <style:style style:name="Column26" style:family="table-column">
      <style:table-column-properties style:column-width="5.741cm"/>
    </style:style>
    <style:style style:name="Row33" style:family="table-row"/>
    <style:style style:name="Cell81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8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83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5" style:family="table">
      <style:table-properties table:align="left" style:width="5.741cm" fo:margin-left="5.345cm"/>
    </style:style>
    <style:style style:name="Column27" style:family="table-column">
      <style:table-column-properties style:column-width="5.741cm"/>
    </style:style>
    <style:style style:name="Row36" style:family="table-row"/>
    <style:style style:name="Cell84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8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86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8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88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6" style:family="table">
      <style:table-properties table:align="left" style:width="5.741cm" fo:margin-left="5.345cm"/>
    </style:style>
    <style:style style:name="Column28" style:family="table-column">
      <style:table-column-properties style:column-width="5.741cm"/>
    </style:style>
    <style:style style:name="Row41" style:family="table-row"/>
    <style:style style:name="Cell89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9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91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9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93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9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20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0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20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Programming</text:span><text:span text:style-name="T3_2"><text:s/></text:span><text:span text:style-name="T3_3">Using</text:span><text:span text:style-name="T3_4"><text:s/></text:span><text:span text:style-name="T3_5">Java</text:span></text:p>
      <text:p text:style-name="P4"/>
      <text:p text:style-name="P5"><text:span text:style-name="T5_1">Quiz</text:span><text:span text:style-name="T5_2"><text:s/>5:<text:s/></text:span><text:span text:style-name="T5_3">Inheritance</text:span><text:span text:style-name="T5_4">,<text:s/></text:span><text:span text:style-name="T5_5">Packages</text:span><text:span text:style-name="T5_6"><text:s/></text:span><text:span text:style-name="T5_7">and</text:span><text:span text:style-name="T5_8"><text:s/></text:span><text:span text:style-name="T5_9">Interfaces</text:span><text:span text:style-name="T5_10"><text:s/></text:span><text:span text:style-name="T5_11">Part</text:span><text:span text:style-name="T5_12"><text:s/></text:span><text:span text:style-name="T5_13">I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fth</text:span><text:span text:style-name="T9_12"><text:s/></text:span><text:span text:style-name="T9_13">Programming</text:span><text:span text:style-name="T9_14"><text:s/></text:span><text:span text:style-name="T9_15">Using</text:span><text:span text:style-name="T9_16"><text:s/></text:span><text:span text:style-name="T9_17">Java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student</text:span><text:span text:style-name="T15_4"><text:s/></text:span><text:span text:style-name="T15_5">defines</text:span><text:span text:style-name="T15_6"><text:s/></text:span><text:span text:style-name="T15_7">a</text:span><text:span text:style-name="T15_8"><text:s/></text:span><text:span text:style-name="T15_9">new</text:span><text:span text:style-name="T15_10"><text:s/></text:span><text:span text:style-name="T15_11">class</text:span><text:span text:style-name="T15_12"><text:s/></text:span><text:span text:style-name="T15_13">called</text:span><text:span text:style-name="T15_14"><text:s/></text:span><text:span text:style-name="T15_15">Example</text:span><text:span text:style-name="T15_16">1<text:s/></text:span><text:span text:style-name="T15_17">as</text:span><text:span text:style-name="T15_18"><text:s/></text:span><text:span text:style-name="T15_19">follows</text:span></text:p>
            <text:p text:style-name="P16"/>
            <text:p text:style-name="P17"/>
            <table:table table:style-name="Table3">
              <table:table-column table:style-name="Column3"/>
              <table:table-row table:style-name="Row4">
                <table:table-cell table:style-name="Cell4">
                  <text:p text:style-name="P18"><text:span text:style-name="T18_1">public</text:span><text:span text:style-name="T18_2"><text:s/></text:span><text:span text:style-name="T18_3">class</text:span><text:span text:style-name="T18_4"><text:s/></text:span><text:span text:style-name="T18_5">Example</text:span><text:span text:style-name="T18_6">1<text:s/>{</text:span></text:p>
                  <text:p text:style-name="P19"><text:span text:style-name="T19_1">}</text:span></text:p>
                </table:table-cell>
              </table:table-row>
            </table:table>
            <text:p text:style-name="P20"/>
            <text:p text:style-name="P21"/>
            <text:p text:style-name="P22"><text:span text:style-name="T22_1">Which</text:span><text:span text:style-name="T22_2"><text:s/></text:span><text:span text:style-name="T22_3">class</text:span><text:span text:style-name="T22_4"><text:s/></text:span><text:span text:style-name="T22_5">does</text:span><text:span text:style-name="T22_6"><text:s/></text:span><text:span text:style-name="T22_7">Example</text:span><text:span text:style-name="T22_8">1<text:s/></text:span><text:span text:style-name="T22_9">extend</text:span><text:span text:style-name="T22_10">?</text:span></text:p>
            <text:p text:style-name="P23"/>
            <text:list text:style-name="LS1" xml:id="list0">
              <text:list-item>
                <text:p text:style-name="P24"><text:span text:style-name="T24_1">The</text:span><text:span text:style-name="T24_2"><text:s/></text:span><text:span text:style-name="T24_3">Object</text:span><text:span text:style-name="T24_4"><text:s/></text:span><text:span text:style-name="T24_5">class</text:span></text:p>
              </text:list-item>
              <text:list-item>
                <text:p text:style-name="P25"><text:span text:style-name="T25_1">The</text:span><text:span text:style-name="T25_2"><text:s/></text:span><text:span text:style-name="T25_3">Class</text:span><text:span text:style-name="T25_4"><text:s/></text:span><text:span text:style-name="T25_5">class</text:span></text:p>
              </text:list-item>
              <text:list-item>
                <text:p text:style-name="P26"><text:span text:style-name="T26_1">None</text:span><text:span text:style-name="T26_2">.<text:s/></text:span><text:span text:style-name="T26_3">It</text:span><text:span text:style-name="T26_4"><text:s/></text:span><text:span text:style-name="T26_5">does</text:span><text:span text:style-name="T26_6"><text:s/></text:span><text:span text:style-name="T26_7">not</text:span><text:span text:style-name="T26_8"><text:s/></text:span><text:span text:style-name="T26_9">extend</text:span><text:span text:style-name="T26_10"><text:s/></text:span><text:span text:style-name="T26_11">any</text:span><text:span text:style-name="T26_12"><text:s/></text:span><text:span text:style-name="T26_13">class</text:span></text:p>
              </text:list-item>
              <text:list-item>
                <text:p text:style-name="P27"><text:span text:style-name="T27_1">The</text:span><text:span text:style-name="T27_2"><text:s/></text:span><text:span text:style-name="T27_3">code</text:span><text:span text:style-name="T27_4"><text:s/></text:span><text:span text:style-name="T27_5">above</text:span><text:span text:style-name="T27_6"><text:s/></text:span><text:span text:style-name="T27_7">is</text:span><text:span text:style-name="T27_8"><text:s/></text:span><text:span text:style-name="T27_9">wrong</text:span><text:span text:style-name="T27_10">.<text:s/></text:span><text:span text:style-name="T27_11">The</text:span><text:span text:style-name="T27_12"><text:s/></text:span><text:span text:style-name="T27_13">class</text:span><text:span text:style-name="T27_14"><text:s/></text:span><text:span text:style-name="T27_15">signature</text:span><text:span text:style-name="T27_16"><text:s/></text:span><text:span text:style-name="T27_17">for</text:span><text:span text:style-name="T27_18"><text:s/></text:span><text:span text:style-name="T27_19">Example</text:span><text:span text:style-name="T27_20">1<text:s/></text:span><text:span text:style-name="T27_21">needs</text:span><text:span text:style-name="T27_22"><text:s/></text:span><text:span text:style-name="T27_23">the</text:span><text:span text:style-name="T27_24"><text:s/></text:span><text:span text:style-name="T27_25">extends</text:span><text:span text:style-name="T27_26"><text:s/></text:span><text:span text:style-name="T27_27">keyword</text:span></text:p>
              </text:list-item>
            </text:list>
            <text:p text:style-name="P28"/>
            <text:p text:style-name="P29"><text:span text:style-name="T29_1">Indicate</text:span><text:span text:style-name="T29_2"><text:s/></text:span><text:span text:style-name="T29_3">your</text:span><text:span text:style-name="T29_4"><text:s/></text:span><text:span text:style-name="T29_5">choice</text:span><text:span text:style-name="T29_6"><text:s/></text:span><text:span text:style-name="T29_7">in</text:span><text:span text:style-name="T29_8"><text:s/></text:span><text:span text:style-name="T29_9">the</text:span><text:span text:style-name="T29_10"><text:s/></text:span><text:span text:style-name="T29_11">Answer</text:span><text:span text:style-name="T29_12"><text:s/></text:span><text:span text:style-name="T29_13">Box</text:span><text:span text:style-name="T29_14"><text:s/></text:span><text:span text:style-name="T29_15">below</text:span><text:span text:style-name="T29_16">.</text:span></text:p>
          </table:table-cell>
        </table:table-row>
        <table:table-row table:style-name="Row5">
          <table:table-cell table:style-name="Cell5">
            <text:p text:style-name="P30"/>
            <text:p text:style-name="P31"><text:span text:style-name="T31_1">Answer</text:span></text:p>
          </table:table-cell>
        </table:table-row>
        <table:table-row table:style-name="Row6">
          <table:table-cell table:style-name="Cell6">
            <text:p text:style-name="P32"/>
            <text:p text:style-name="P33"/>
            <text:p text:style-name="P34"/>
            <text:p text:style-name="P35"/>
          </table:table-cell>
        </table:table-row>
      </table:table>
      <text:p text:style-name="P36"/>
      <text:p text:style-name="P37"/>
      <text:p text:style-name="P38"/>
      <table:table table:style-name="Table4">
        <table:table-column table:style-name="Column4"/>
        <table:table-row table:style-name="Row7">
          <table:table-cell table:style-name="Cell7">
            <text:p text:style-name="P39"><text:span text:style-name="T39_1">Question</text:span><text:span text:style-name="T39_2"><text:s/>2</text:span></text:p>
          </table:table-cell>
        </table:table-row>
        <table:table-row table:style-name="Row8">
          <table:table-cell table:style-name="Cell8">
            <text:p text:style-name="P40"><text:span text:style-name="T40_1">Which</text:span><text:span text:style-name="T40_2"><text:s/></text:span><text:span text:style-name="T40_3">of</text:span><text:span text:style-name="T40_4"><text:s/></text:span><text:span text:style-name="T40_5">the</text:span><text:span text:style-name="T40_6"><text:s/></text:span><text:span text:style-name="T40_7">following</text:span><text:span text:style-name="T40_8"><text:s/></text:span><text:span text:style-name="T40_9">statements</text:span><text:span text:style-name="T40_10"><text:s/></text:span><text:span text:style-name="T40_11">is</text:span><text:span text:style-name="T40_12"><text:s/></text:span><text:span text:style-name="T40_13">true</text:span><text:span text:style-name="T40_14">?</text:span></text:p>
            <text:p text:style-name="P41"/>
            <text:list text:style-name="LS2" xml:id="list4">
              <text:list-item>
                <text:p text:style-name="P42"><text:span text:style-name="T42_1">A</text:span><text:span text:style-name="T42_2"><text:s/></text:span><text:span text:style-name="T42_3">subclass</text:span><text:span text:style-name="T42_4"><text:s/></text:span><text:span text:style-name="T42_5">can</text:span><text:span text:style-name="T42_6"><text:s/></text:span><text:span text:style-name="T42_7">declare</text:span><text:span text:style-name="T42_8"><text:s/></text:span><text:span text:style-name="T42_9">new</text:span><text:span text:style-name="T42_10"><text:s/></text:span><text:span text:style-name="T42_11">fields</text:span></text:p>
              </text:list-item>
              <text:list-item>
                <text:p text:style-name="P43"><text:span text:style-name="T43_1">A</text:span><text:span text:style-name="T43_2"><text:s/></text:span><text:span text:style-name="T43_3">subclass</text:span><text:span text:style-name="T43_4"><text:s/></text:span><text:span text:style-name="T43_5">cannot</text:span><text:span text:style-name="T43_6"><text:s/></text:span><text:span text:style-name="T43_7">declare</text:span><text:span text:style-name="T43_8"><text:s/></text:span><text:span text:style-name="T43_9">any</text:span><text:span text:style-name="T43_10"><text:s/></text:span><text:span text:style-name="T43_11">new</text:span><text:span text:style-name="T43_12"><text:s/></text:span><text:span text:style-name="T43_13">fields</text:span></text:p>
              </text:list-item>
            </text:list>
            <text:p text:style-name="P44"/>
            <text:p text:style-name="P45"/>
            <text:p text:style-name="P46"><text:span text:style-name="T46_1">Indicate</text:span><text:span text:style-name="T46_2"><text:s/></text:span><text:span text:style-name="T46_3">your</text:span><text:span text:style-name="T46_4"><text:s/></text:span><text:span text:style-name="T46_5">choice</text:span><text:span text:style-name="T46_6"><text:s/></text:span><text:span text:style-name="T46_7">in</text:span><text:span text:style-name="T46_8"><text:s/></text:span><text:span text:style-name="T46_9">the</text:span><text:span text:style-name="T46_10"><text:s/></text:span><text:span text:style-name="T46_11">Answer</text:span><text:span text:style-name="T46_12"><text:s/></text:span><text:span text:style-name="T46_13">Box</text:span><text:span text:style-name="T46_14"><text:s/></text:span><text:span text:style-name="T46_15">below</text:span><text:span text:style-name="T46_16">.</text:span></text:p>
          </table:table-cell>
        </table:table-row>
        <table:table-row table:style-name="Row9">
          <table:table-cell table:style-name="Cell9">
            <text:p text:style-name="P47"><text:span text:style-name="T47_1">Answer</text:span></text:p>
          </table:table-cell>
        </table:table-row>
        <table:table-row table:style-name="Row10">
          <table:table-cell table:style-name="Cell10">
            <text:p text:style-name="P48"/>
            <text:p text:style-name="P49"/>
            <text:p text:style-name="P50"/>
            <text:p text:style-name="P51"/>
            <text:p text:style-name="P52"/>
          </table:table-cell>
        </table:table-row>
      </table:table>
      <text:p text:style-name="P53"/>
      <text:p text:style-name="P54"/>
      <text:p text:style-name="P55"/>
      <text:p text:style-name="P56"/>
      <table:table table:style-name="Table5">
        <table:table-column table:style-name="Column5"/>
        <table:table-row table:style-name="Row11">
          <table:table-cell table:style-name="Cell11">
            <text:p text:style-name="P57"><text:span text:style-name="T57_1">Question</text:span><text:span text:style-name="T57_2"><text:s/>3</text:span></text:p>
          </table:table-cell>
        </table:table-row>
        <table:table-row table:style-name="Row12">
          <table:table-cell table:style-name="Cell12">
            <text:p text:style-name="P58"><text:span text:style-name="T58_1">Which</text:span><text:span text:style-name="T58_2"><text:s/></text:span><text:span text:style-name="T58_3">of</text:span><text:span text:style-name="T58_4"><text:s/></text:span><text:span text:style-name="T58_5">the</text:span><text:span text:style-name="T58_6"><text:s/></text:span><text:span text:style-name="T58_7">following</text:span><text:span text:style-name="T58_8"><text:s/></text:span><text:span text:style-name="T58_9">represents</text:span><text:span text:style-name="T58_10"><text:s/></text:span><text:span text:style-name="T58_11">a</text:span><text:span text:style-name="T58_12"><text:s/></text:span><text:span text:style-name="T58_13">correct</text:span><text:span text:style-name="T58_14"><text:s/></text:span><text:span text:style-name="T58_15">visual</text:span><text:span text:style-name="T58_16"><text:s/></text:span><text:span text:style-name="T58_17">model</text:span></text:p>
            <text:p text:style-name="P59"/>
            <text:p text:style-name="P60"><text:span text:style-name="T60_1">The</text:span><text:span text:style-name="T60_2"><text:s/></text:span><text:span text:style-name="T60_3">class</text:span><text:span text:style-name="T60_4"><text:s/></text:span><text:span text:style-name="T60_5">declarations</text:span><text:span text:style-name="T60_6"><text:s/></text:span><text:span text:style-name="T60_7">are</text:span><text:span text:style-name="T60_8"><text:s/></text:span><text:span text:style-name="T60_9">as</text:span><text:span text:style-name="T60_10"><text:s/></text:span><text:span text:style-name="T60_11">below</text:span><text:span text:style-name="T60_12">.</text:span></text:p>
            <text:p text:style-name="P61"/>
            <table:table table:style-name="Table6">
              <table:table-column table:style-name="Column6"/>
              <table:table-row table:style-name="Row13">
                <table:table-cell table:style-name="Cell13">
                  <text:p text:style-name="P62"><text:span text:style-name="T62_1">public</text:span><text:span text:style-name="T62_2"><text:s/></text:span><text:span text:style-name="T62_3">class</text:span><text:span text:style-name="T62_4"><text:s/></text:span><text:span text:style-name="T62_5">Example</text:span><text:span text:style-name="T62_6">2<text:s/>{</text:span></text:p>
                  <text:p text:style-name="P63"><text:span text:style-name="T63_1">}</text:span></text:p>
                </table:table-cell>
              </table:table-row>
            </table:table>
            <text:p text:style-name="P64"/>
            <text:p text:style-name="P65"/>
            <table:table table:style-name="Table7">
              <table:table-column table:style-name="Column7"/>
              <table:table-row table:style-name="Row14">
                <table:table-cell table:style-name="Cell14">
                  <text:p text:style-name="P66"><text:span text:style-name="T66_1">public</text:span><text:span text:style-name="T66_2"><text:s/></text:span><text:span text:style-name="T66_3">class</text:span><text:span text:style-name="T66_4"><text:s/></text:span><text:span text:style-name="T66_5">Example</text:span><text:span text:style-name="T66_6">3<text:s/></text:span><text:span text:style-name="T66_7">extends</text:span><text:span text:style-name="T66_8"><text:s/></text:span><text:span text:style-name="T66_9">Example</text:span><text:span text:style-name="T66_10">2<text:s/>{</text:span></text:p>
                  <text:p text:style-name="P67"><text:span text:style-name="T67_1">}</text:span></text:p>
                </table:table-cell>
              </table:table-row>
            </table:table>
            <text:p text:style-name="P68"/>
            <text:p text:style-name="P69"/>
            <text:p text:style-name="P70"><text:span text:style-name="T70_1">A</text:span><text:span text:style-name="T70_2">)</text:span></text:p>
            <text:p text:style-name="P71"/>
            <table:table table:style-name="Table8">
              <table:table-column table:style-name="Column8"/>
              <table:table-column table:style-name="Column9"/>
              <table:table-column table:style-name="Column10"/>
              <table:table-column table:style-name="Column11"/>
              <table:table-column table:style-name="Column12"/>
              <table:table-row table:style-name="Row15">
                <table:table-cell table:style-name="Cell15">
                  <text:p text:style-name="P72"><text:span text:style-name="T72_1">Class</text:span></text:p>
                </table:table-cell>
                <table:table-cell table:style-name="Cell16">
                  <text:p text:style-name="P73"><text:span text:style-name="T73_1">Method</text:span><text:span text:style-name="T73_2"><text:s/>0</text:span></text:p>
                </table:table-cell>
                <table:table-cell table:style-name="Cell17">
                  <text:p text:style-name="P74"><text:span text:style-name="T74_1">Method</text:span><text:span text:style-name="T74_2"><text:s/>1</text:span></text:p>
                </table:table-cell>
                <table:table-cell table:style-name="Cell18">
                  <text:p text:style-name="P75"><text:span text:style-name="T75_1">Method</text:span><text:span text:style-name="T75_2"><text:s/>2</text:span></text:p>
                </table:table-cell>
                <table:table-cell table:style-name="Cell19">
                  <text:p text:style-name="P76"><text:span text:style-name="T76_1">Method</text:span><text:span text:style-name="T76_2"><text:s/>3</text:span></text:p>
                </table:table-cell>
              </table:table-row>
              <table:table-row table:style-name="Row16">
                <table:table-cell table:style-name="Cell20">
                  <text:p text:style-name="P77"><text:span text:style-name="T77_1">Example</text:span><text:span text:style-name="T77_2">3</text:span></text:p>
                </table:table-cell>
                <table:table-cell table:style-name="Cell21">
                  <text:p text:style-name="P78"><text:span text:style-name="T78_1">Constructor</text:span></text:p>
                </table:table-cell>
                <table:table-cell table:style-name="Cell22">
                  <text:p text:style-name="P79"/>
                </table:table-cell>
                <table:table-cell table:style-name="Cell23">
                  <text:p text:style-name="P80"/>
                </table:table-cell>
                <table:table-cell table:style-name="Cell24">
                  <text:p text:style-name="P81"/>
                </table:table-cell>
              </table:table-row>
              <table:table-row table:style-name="Row17">
                <table:table-cell table:style-name="Cell25">
                  <text:p text:style-name="P82"><text:span text:style-name="T82_1">Superclass</text:span></text:p>
                </table:table-cell>
                <table:table-cell table:style-name="Cell26">
                  <text:p text:style-name="P83"><text:span text:style-name="T83_1">Field</text:span><text:span text:style-name="T83_2"><text:s/>1</text:span></text:p>
                </table:table-cell>
                <table:table-cell table:style-name="Cell27">
                  <text:p text:style-name="P84"/>
                </table:table-cell>
                <table:table-cell table:style-name="Cell28">
                  <text:p text:style-name="P85"/>
                </table:table-cell>
                <table:table-cell table:style-name="Cell29">
                  <text:p text:style-name="P86"/>
                </table:table-cell>
              </table:table-row>
              <table:table-row table:style-name="Row18">
                <table:table-cell table:style-name="Cell30">
                  <text:p text:style-name="P87"/>
                </table:table-cell>
                <table:table-cell table:style-name="Cell31">
                  <text:p text:style-name="P88"/>
                </table:table-cell>
                <table:table-cell table:style-name="Cell32">
                  <text:p text:style-name="P89"/>
                </table:table-cell>
                <table:table-cell table:style-name="Cell33">
                  <text:p text:style-name="P90"/>
                </table:table-cell>
                <table:table-cell table:style-name="Cell34">
                  <text:p text:style-name="P91"/>
                </table:table-cell>
              </table:table-row>
            </table:table>
            <text:p text:style-name="P92"/>
            <text:p text:style-name="P93"/>
            <text:p text:style-name="P94"><text:span text:style-name="T94_1">B</text:span><text:span text:style-name="T94_2">)</text:span></text:p>
            <text:p text:style-name="P95"/>
            <table:table table:style-name="Table9">
              <table:table-column table:style-name="Column13"/>
              <table:table-column table:style-name="Column14"/>
              <table:table-column table:style-name="Column15"/>
              <table:table-column table:style-name="Column16"/>
              <table:table-column table:style-name="Column17"/>
              <table:table-row table:style-name="Row19">
                <table:table-cell table:style-name="Cell35">
                  <text:p text:style-name="P96"><text:span text:style-name="T96_1">Class</text:span></text:p>
                </table:table-cell>
                <table:table-cell table:style-name="Cell36">
                  <text:p text:style-name="P97"><text:span text:style-name="T97_1">Method</text:span><text:span text:style-name="T97_2"><text:s/>0</text:span></text:p>
                </table:table-cell>
                <table:table-cell table:style-name="Cell37">
                  <text:p text:style-name="P98"><text:span text:style-name="T98_1">Method</text:span><text:span text:style-name="T98_2"><text:s/>1</text:span></text:p>
                </table:table-cell>
                <table:table-cell table:style-name="Cell38">
                  <text:p text:style-name="P99"><text:span text:style-name="T99_1">Method</text:span><text:span text:style-name="T99_2"><text:s/>2</text:span></text:p>
                </table:table-cell>
                <table:table-cell table:style-name="Cell39">
                  <text:p text:style-name="P100"><text:span text:style-name="T100_1">Method</text:span><text:span text:style-name="T100_2"><text:s/>3</text:span></text:p>
                </table:table-cell>
              </table:table-row>
              <table:table-row table:style-name="Row20">
                <table:table-cell table:style-name="Cell40">
                  <text:p text:style-name="P101"><text:span text:style-name="T101_1">Example</text:span><text:span text:style-name="T101_2">3</text:span></text:p>
                </table:table-cell>
                <table:table-cell table:style-name="Cell41">
                  <text:p text:style-name="P102"><text:span text:style-name="T102_1">Constructor</text:span></text:p>
                </table:table-cell>
                <table:table-cell table:style-name="Cell42">
                  <text:p text:style-name="P103"/>
                </table:table-cell>
                <table:table-cell table:style-name="Cell43">
                  <text:p text:style-name="P104"/>
                </table:table-cell>
                <table:table-cell table:style-name="Cell44">
                  <text:p text:style-name="P105"/>
                </table:table-cell>
              </table:table-row>
              <table:table-row table:style-name="Row21">
                <table:table-cell table:style-name="Cell45">
                  <text:p text:style-name="P106"><text:span text:style-name="T106_1">Superclass</text:span></text:p>
                </table:table-cell>
                <table:table-cell table:style-name="Cell46">
                  <text:p text:style-name="P107"><text:span text:style-name="T107_1">Field</text:span><text:span text:style-name="T107_2"><text:s/>1</text:span></text:p>
                </table:table-cell>
                <table:table-cell table:style-name="Cell47">
                  <text:p text:style-name="P108"/>
                </table:table-cell>
                <table:table-cell table:style-name="Cell48">
                  <text:p text:style-name="P109"/>
                </table:table-cell>
                <table:table-cell table:style-name="Cell49">
                  <text:p text:style-name="P110"/>
                </table:table-cell>
              </table:table-row>
              <table:table-row table:style-name="Row22">
                <table:table-cell table:style-name="Cell50">
                  <text:p text:style-name="P111"><text:span text:style-name="T111_1">Example</text:span><text:span text:style-name="T111_2">2</text:span></text:p>
                </table:table-cell>
                <table:table-cell table:style-name="Cell51">
                  <text:p text:style-name="P112"/>
                </table:table-cell>
                <table:table-cell table:style-name="Cell52">
                  <text:p text:style-name="P113"/>
                </table:table-cell>
                <table:table-cell table:style-name="Cell53">
                  <text:p text:style-name="P114"/>
                </table:table-cell>
                <table:table-cell table:style-name="Cell54">
                  <text:p text:style-name="P115"/>
                </table:table-cell>
              </table:table-row>
            </table:table>
            <text:p text:style-name="P116"/>
            <text:p text:style-name="P117"><text:span text:style-name="T117_1">C</text:span><text:span text:style-name="T117_2">)</text:span></text:p>
            <text:p text:style-name="P118"/>
            <table:table table:style-name="Table10">
              <table:table-column table:style-name="Column18"/>
              <table:table-column table:style-name="Column19"/>
              <table:table-column table:style-name="Column20"/>
              <table:table-column table:style-name="Column21"/>
              <table:table-column table:style-name="Column22"/>
              <table:table-row table:style-name="Row23">
                <table:table-cell table:style-name="Cell55">
                  <text:p text:style-name="P119"><text:span text:style-name="T119_1">Class</text:span></text:p>
                </table:table-cell>
                <table:table-cell table:style-name="Cell56">
                  <text:p text:style-name="P120"><text:span text:style-name="T120_1">Method</text:span><text:span text:style-name="T120_2"><text:s/>0</text:span></text:p>
                </table:table-cell>
                <table:table-cell table:style-name="Cell57">
                  <text:p text:style-name="P121"><text:span text:style-name="T121_1">Method</text:span><text:span text:style-name="T121_2"><text:s/>1</text:span></text:p>
                </table:table-cell>
                <table:table-cell table:style-name="Cell58">
                  <text:p text:style-name="P122"><text:span text:style-name="T122_1">Method</text:span><text:span text:style-name="T122_2"><text:s/>2</text:span></text:p>
                </table:table-cell>
                <table:table-cell table:style-name="Cell59">
                  <text:p text:style-name="P123"><text:span text:style-name="T123_1">Method</text:span><text:span text:style-name="T123_2"><text:s/>3</text:span></text:p>
                </table:table-cell>
              </table:table-row>
              <table:table-row table:style-name="Row24">
                <table:table-cell table:style-name="Cell60">
                  <text:p text:style-name="P124"><text:span text:style-name="T124_1">Example</text:span><text:span text:style-name="T124_2">2</text:span></text:p>
                </table:table-cell>
                <table:table-cell table:style-name="Cell61">
                  <text:p text:style-name="P125"><text:span text:style-name="T125_1">Constructor</text:span></text:p>
                </table:table-cell>
                <table:table-cell table:style-name="Cell62">
                  <text:p text:style-name="P126"/>
                </table:table-cell>
                <table:table-cell table:style-name="Cell63">
                  <text:p text:style-name="P127"/>
                </table:table-cell>
                <table:table-cell table:style-name="Cell64">
                  <text:p text:style-name="P128"/>
                </table:table-cell>
              </table:table-row>
              <table:table-row table:style-name="Row25">
                <table:table-cell table:style-name="Cell65">
                  <text:p text:style-name="P129"><text:span text:style-name="T129_1">Superclass</text:span></text:p>
                </table:table-cell>
                <table:table-cell table:style-name="Cell66">
                  <text:p text:style-name="P130"/>
                </table:table-cell>
                <table:table-cell table:style-name="Cell67">
                  <text:p text:style-name="P131"/>
                </table:table-cell>
                <table:table-cell table:style-name="Cell68">
                  <text:p text:style-name="P132"/>
                </table:table-cell>
                <table:table-cell table:style-name="Cell69">
                  <text:p text:style-name="P133"/>
                </table:table-cell>
              </table:table-row>
              <table:table-row table:style-name="Row26">
                <table:table-cell table:style-name="Cell70">
                  <text:p text:style-name="P134"><text:span text:style-name="T134_1">Example</text:span><text:span text:style-name="T134_2">3</text:span></text:p>
                </table:table-cell>
                <table:table-cell table:style-name="Cell71">
                  <text:p text:style-name="P135"/>
                </table:table-cell>
                <table:table-cell table:style-name="Cell72">
                  <text:p text:style-name="P136"/>
                </table:table-cell>
                <table:table-cell table:style-name="Cell73">
                  <text:p text:style-name="P137"/>
                </table:table-cell>
                <table:table-cell table:style-name="Cell74">
                  <text:p text:style-name="P138"/>
                </table:table-cell>
              </table:table-row>
            </table:table>
            <text:p text:style-name="P139"/>
            <text:p text:style-name="P140"/>
            <text:p text:style-name="P141"><text:span text:style-name="T141_1">Type</text:span><text:span text:style-name="T141_2"><text:s/></text:span><text:span text:style-name="T141_3">in</text:span><text:span text:style-name="T141_4"><text:s/></text:span><text:span text:style-name="T141_5">A</text:span><text:span text:style-name="T141_6"><text:s/></text:span><text:span text:style-name="T141_7">if</text:span><text:span text:style-name="T141_8"><text:s/></text:span><text:span text:style-name="T141_9">you</text:span><text:span text:style-name="T141_10"><text:s/></text:span><text:span text:style-name="T141_11">think</text:span><text:span text:style-name="T141_12"><text:s/></text:span><text:span text:style-name="T141_13">A</text:span><text:span text:style-name="T141_14"><text:s/></text:span><text:span text:style-name="T141_15">is</text:span><text:span text:style-name="T141_16"><text:s/></text:span><text:span text:style-name="T141_17">the</text:span><text:span text:style-name="T141_18"><text:s/></text:span><text:span text:style-name="T141_19">correct</text:span><text:span text:style-name="T141_20"><text:s/></text:span><text:span text:style-name="T141_21">answer</text:span></text:p>
            <text:p text:style-name="P142"><text:span text:style-name="T142_1">Type</text:span><text:span text:style-name="T142_2"><text:s/></text:span><text:span text:style-name="T142_3">in</text:span><text:span text:style-name="T142_4"><text:s/></text:span><text:span text:style-name="T142_5">B</text:span><text:span text:style-name="T142_6"><text:s/></text:span><text:span text:style-name="T142_7">if</text:span><text:span text:style-name="T142_8"><text:s/></text:span><text:span text:style-name="T142_9">you</text:span><text:span text:style-name="T142_10"><text:s/></text:span><text:span text:style-name="T142_11">think</text:span><text:span text:style-name="T142_12"><text:s/></text:span><text:span text:style-name="T142_13">B</text:span><text:span text:style-name="T142_14"><text:s/></text:span><text:span text:style-name="T142_15">is</text:span><text:span text:style-name="T142_16"><text:s/></text:span><text:span text:style-name="T142_17">the</text:span><text:span text:style-name="T142_18"><text:s/></text:span><text:span text:style-name="T142_19">correct</text:span><text:span text:style-name="T142_20"><text:s/></text:span><text:span text:style-name="T142_21">answer</text:span></text:p>
            <text:p text:style-name="P143"><text:span text:style-name="T143_1">Type</text:span><text:span text:style-name="T143_2"><text:s/></text:span><text:span text:style-name="T143_3">in</text:span><text:span text:style-name="T143_4"><text:s/></text:span><text:span text:style-name="T143_5">C</text:span><text:span text:style-name="T143_6"><text:s/></text:span><text:span text:style-name="T143_7">if</text:span><text:span text:style-name="T143_8"><text:s/></text:span><text:span text:style-name="T143_9">you</text:span><text:span text:style-name="T143_10"><text:s/></text:span><text:span text:style-name="T143_11">think</text:span><text:span text:style-name="T143_12"><text:s/></text:span><text:span text:style-name="T143_13">C</text:span><text:span text:style-name="T143_14"><text:s/></text:span><text:span text:style-name="T143_15">is</text:span><text:span text:style-name="T143_16"><text:s/></text:span><text:span text:style-name="T143_17">the</text:span><text:span text:style-name="T143_18"><text:s/></text:span><text:span text:style-name="T143_19">correct</text:span><text:span text:style-name="T143_20"><text:s/></text:span><text:span text:style-name="T143_21">answer</text:span></text:p>
            <text:p text:style-name="P144"/>
            <text:p text:style-name="P145"><text:span text:style-name="T145_1">Indicate</text:span><text:span text:style-name="T145_2"><text:s/></text:span><text:span text:style-name="T145_3">your</text:span><text:span text:style-name="T145_4"><text:s/></text:span><text:span text:style-name="T145_5">answer</text:span><text:span text:style-name="T145_6"><text:s/></text:span><text:span text:style-name="T145_7">in</text:span><text:span text:style-name="T145_8"><text:s/></text:span><text:span text:style-name="T145_9">the</text:span><text:span text:style-name="T145_10"><text:s/></text:span><text:span text:style-name="T145_11">Answer</text:span><text:span text:style-name="T145_12"><text:s/></text:span><text:span text:style-name="T145_13">Box</text:span><text:span text:style-name="T145_14"><text:s/></text:span><text:span text:style-name="T145_15">below</text:span><text:span text:style-name="T145_16">.</text:span></text:p>
          </table:table-cell>
        </table:table-row>
        <table:table-row table:style-name="Row27">
          <table:table-cell table:style-name="Cell75">
            <text:p text:style-name="P146"><text:span text:style-name="T146_1">Answer</text:span></text:p>
          </table:table-cell>
        </table:table-row>
        <table:table-row table:style-name="Row28">
          <table:table-cell table:style-name="Cell76">
            <text:p text:style-name="P147"/>
            <text:p text:style-name="P148"/>
            <text:p text:style-name="P149"/>
            <text:p text:style-name="P150"/>
            <text:p text:style-name="P151"/>
          </table:table-cell>
        </table:table-row>
      </table:table>
      <text:p text:style-name="P152"/>
      <text:p text:style-name="P153"/>
      <text:p text:style-name="P154"/>
      <table:table table:style-name="Table11">
        <table:table-column table:style-name="Column23"/>
        <table:table-row table:style-name="Row29">
          <table:table-cell table:style-name="Cell77">
            <text:p text:style-name="P155"><text:span text:style-name="T155_1">Question</text:span><text:span text:style-name="T155_2"><text:s/>4</text:span></text:p>
          </table:table-cell>
        </table:table-row>
        <table:table-row table:style-name="Row30">
          <table:table-cell table:style-name="Cell78">
            <text:p text:style-name="P156"><text:span text:style-name="T156_1">Which</text:span><text:span text:style-name="T156_2"><text:s/></text:span><text:span text:style-name="T156_3">of</text:span><text:span text:style-name="T156_4"><text:s/></text:span><text:span text:style-name="T156_5">the</text:span><text:span text:style-name="T156_6"><text:s/></text:span><text:span text:style-name="T156_7">following</text:span><text:span text:style-name="T156_8"><text:s/></text:span><text:span text:style-name="T156_9">represents</text:span><text:span text:style-name="T156_10"><text:s/></text:span><text:span text:style-name="T156_11">a</text:span><text:span text:style-name="T156_12"><text:s/></text:span><text:span text:style-name="T156_13">correct</text:span><text:span text:style-name="T156_14"><text:s/></text:span><text:span text:style-name="T156_15">visual</text:span><text:span text:style-name="T156_16"><text:s/></text:span><text:span text:style-name="T156_17">model</text:span></text:p>
            <text:p text:style-name="P157"/>
            <text:p text:style-name="P158"><text:span text:style-name="T158_1">The</text:span><text:span text:style-name="T158_2"><text:s/></text:span><text:span text:style-name="T158_3">class</text:span><text:span text:style-name="T158_4"><text:s/></text:span><text:span text:style-name="T158_5">declarations</text:span><text:span text:style-name="T158_6"><text:s/></text:span><text:span text:style-name="T158_7">are</text:span><text:span text:style-name="T158_8"><text:s/></text:span><text:span text:style-name="T158_9">as</text:span><text:span text:style-name="T158_10"><text:s/></text:span><text:span text:style-name="T158_11">below</text:span><text:span text:style-name="T158_12">.</text:span></text:p>
            <text:p text:style-name="P159"/>
            <table:table table:style-name="Table12">
              <table:table-column table:style-name="Column24"/>
              <table:table-row table:style-name="Row31">
                <table:table-cell table:style-name="Cell79">
                  <text:p text:style-name="P160"><text:span text:style-name="T160_1">public</text:span><text:span text:style-name="T160_2"><text:s/></text:span><text:span text:style-name="T160_3">class</text:span><text:span text:style-name="T160_4"><text:s/></text:span><text:span text:style-name="T160_5">Example</text:span><text:span text:style-name="T160_6">3<text:s/>{</text:span></text:p>
                  <text:p text:style-name="P161"><text:span text:style-name="T161_1">}</text:span></text:p>
                </table:table-cell>
              </table:table-row>
            </table:table>
            <text:p text:style-name="P162"/>
            <text:p text:style-name="P163"/>
            <table:table table:style-name="Table13">
              <table:table-column table:style-name="Column25"/>
              <table:table-row table:style-name="Row32">
                <table:table-cell table:style-name="Cell80">
                  <text:p text:style-name="P164"><text:span text:style-name="T164_1">public</text:span><text:span text:style-name="T164_2"><text:s/></text:span><text:span text:style-name="T164_3">class</text:span><text:span text:style-name="T164_4"><text:s/></text:span><text:span text:style-name="T164_5">Example</text:span><text:span text:style-name="T164_6">4<text:s/></text:span><text:span text:style-name="T164_7">extends</text:span><text:span text:style-name="T164_8"><text:s/></text:span><text:span text:style-name="T164_9">Example</text:span><text:span text:style-name="T164_10">3<text:s/>{</text:span></text:p>
                  <text:p text:style-name="P165"><text:span text:style-name="T165_1">}</text:span></text:p>
                </table:table-cell>
              </table:table-row>
            </table:table>
            <text:p text:style-name="P166"/>
            <text:p text:style-name="P167"><text:span text:style-name="T167_1">A</text:span><text:span text:style-name="T167_2">)</text:span></text:p>
            <text:p text:style-name="P168"/>
            <table:table table:style-name="Table14">
              <table:table-column table:style-name="Column26"/>
              <table:table-row table:style-name="Row33">
                <table:table-cell table:style-name="Cell81">
                  <text:p text:style-name="P169"><text:span text:style-name="T169_1">Example</text:span><text:span text:style-name="T169_2">3</text:span></text:p>
                </table:table-cell>
              </table:table-row>
              <table:table-row table:style-name="Row34">
                <table:table-cell table:style-name="Cell82">
                  <text:p text:style-name="P170"><text:span text:style-name="T170_1">⇧</text:span></text:p>
                </table:table-cell>
              </table:table-row>
              <table:table-row table:style-name="Row35">
                <table:table-cell table:style-name="Cell83">
                  <text:p text:style-name="P171"><text:span text:style-name="T171_1">Example</text:span><text:span text:style-name="T171_2">4</text:span></text:p>
                </table:table-cell>
              </table:table-row>
            </table:table>
            <text:p text:style-name="P172"/>
            <text:p text:style-name="P173"><text:span text:style-name="T173_1">B</text:span><text:span text:style-name="T173_2">)</text:span></text:p>
            <text:p text:style-name="P174"/>
            <table:table table:style-name="Table15">
              <table:table-column table:style-name="Column27"/>
              <table:table-row table:style-name="Row36">
                <table:table-cell table:style-name="Cell84">
                  <text:p text:style-name="P175"><text:span text:style-name="T175_1">Object</text:span></text:p>
                </table:table-cell>
              </table:table-row>
              <table:table-row table:style-name="Row37">
                <table:table-cell table:style-name="Cell85">
                  <text:p text:style-name="P176"><text:span text:style-name="T176_1">⇧</text:span></text:p>
                </table:table-cell>
              </table:table-row>
              <table:table-row table:style-name="Row38">
                <table:table-cell table:style-name="Cell86">
                  <text:p text:style-name="P177"><text:span text:style-name="T177_1">Example</text:span><text:span text:style-name="T177_2">4</text:span></text:p>
                </table:table-cell>
              </table:table-row>
              <table:table-row table:style-name="Row39">
                <table:table-cell table:style-name="Cell87">
                  <text:p text:style-name="P178"><text:span text:style-name="T178_1">⇧</text:span></text:p>
                </table:table-cell>
              </table:table-row>
              <table:table-row table:style-name="Row40">
                <table:table-cell table:style-name="Cell88">
                  <text:p text:style-name="P179"><text:span text:style-name="T179_1">Example</text:span><text:span text:style-name="T179_2">3</text:span></text:p>
                </table:table-cell>
              </table:table-row>
            </table:table>
            <text:p text:style-name="P180"/>
            <text:p text:style-name="P181"/>
            <text:p text:style-name="P182"><text:span text:style-name="T182_1">C</text:span><text:span text:style-name="T182_2">)</text:span></text:p>
            <text:p text:style-name="P183"/>
            <table:table table:style-name="Table16">
              <table:table-column table:style-name="Column28"/>
              <table:table-row table:style-name="Row41">
                <table:table-cell table:style-name="Cell89">
                  <text:p text:style-name="P184"><text:span text:style-name="T184_1">Object</text:span></text:p>
                </table:table-cell>
              </table:table-row>
              <table:table-row table:style-name="Row42">
                <table:table-cell table:style-name="Cell90">
                  <text:p text:style-name="P185"><text:span text:style-name="T185_1">⇧</text:span></text:p>
                </table:table-cell>
              </table:table-row>
              <table:table-row table:style-name="Row43">
                <table:table-cell table:style-name="Cell91">
                  <text:p text:style-name="P186"><text:span text:style-name="T186_1">Example</text:span><text:span text:style-name="T186_2">3</text:span></text:p>
                </table:table-cell>
              </table:table-row>
              <table:table-row table:style-name="Row44">
                <table:table-cell table:style-name="Cell92">
                  <text:p text:style-name="P187"><text:span text:style-name="T187_1">⇧</text:span></text:p>
                </table:table-cell>
              </table:table-row>
              <table:table-row table:style-name="Row45">
                <table:table-cell table:style-name="Cell93">
                  <text:p text:style-name="P188"><text:span text:style-name="T188_1">Example</text:span><text:span text:style-name="T188_2">4</text:span></text:p>
                </table:table-cell>
              </table:table-row>
            </table:table>
            <text:p text:style-name="P189"><text:span text:style-name="T189_1"><text:s/></text:span></text:p>
            <text:p text:style-name="P190"/>
            <text:p text:style-name="P191"/>
            <text:p text:style-name="P192"><text:span text:style-name="T192_1">Type</text:span><text:span text:style-name="T192_2"><text:s/></text:span><text:span text:style-name="T192_3">in</text:span><text:span text:style-name="T192_4"><text:s/></text:span><text:span text:style-name="T192_5">A</text:span><text:span text:style-name="T192_6"><text:s/></text:span><text:span text:style-name="T192_7">if</text:span><text:span text:style-name="T192_8"><text:s/></text:span><text:span text:style-name="T192_9">you</text:span><text:span text:style-name="T192_10"><text:s/></text:span><text:span text:style-name="T192_11">think</text:span><text:span text:style-name="T192_12"><text:s/></text:span><text:span text:style-name="T192_13">A</text:span><text:span text:style-name="T192_14"><text:s/></text:span><text:span text:style-name="T192_15">is</text:span><text:span text:style-name="T192_16"><text:s/></text:span><text:span text:style-name="T192_17">the</text:span><text:span text:style-name="T192_18"><text:s/></text:span><text:span text:style-name="T192_19">correct</text:span><text:span text:style-name="T192_20"><text:s/></text:span><text:span text:style-name="T192_21">answer</text:span></text:p>
            <text:p text:style-name="P193"><text:span text:style-name="T193_1">Type</text:span><text:span text:style-name="T193_2"><text:s/></text:span><text:span text:style-name="T193_3">in</text:span><text:span text:style-name="T193_4"><text:s/></text:span><text:span text:style-name="T193_5">B</text:span><text:span text:style-name="T193_6"><text:s/></text:span><text:span text:style-name="T193_7">if</text:span><text:span text:style-name="T193_8"><text:s/></text:span><text:span text:style-name="T193_9">you</text:span><text:span text:style-name="T193_10"><text:s/></text:span><text:span text:style-name="T193_11">think</text:span><text:span text:style-name="T193_12"><text:s/></text:span><text:span text:style-name="T193_13">B</text:span><text:span text:style-name="T193_14"><text:s/></text:span><text:span text:style-name="T193_15">is</text:span><text:span text:style-name="T193_16"><text:s/></text:span><text:span text:style-name="T193_17">the</text:span><text:span text:style-name="T193_18"><text:s/></text:span><text:span text:style-name="T193_19">correct</text:span><text:span text:style-name="T193_20"><text:s/></text:span><text:span text:style-name="T193_21">answer</text:span></text:p>
            <text:p text:style-name="P194"><text:span text:style-name="T194_1">Type</text:span><text:span text:style-name="T194_2"><text:s/></text:span><text:span text:style-name="T194_3">in</text:span><text:span text:style-name="T194_4"><text:s/></text:span><text:span text:style-name="T194_5">C</text:span><text:span text:style-name="T194_6"><text:s/></text:span><text:span text:style-name="T194_7">if</text:span><text:span text:style-name="T194_8"><text:s/></text:span><text:span text:style-name="T194_9">you</text:span><text:span text:style-name="T194_10"><text:s/></text:span><text:span text:style-name="T194_11">think</text:span><text:span text:style-name="T194_12"><text:s/></text:span><text:span text:style-name="T194_13">C</text:span><text:span text:style-name="T194_14"><text:s/></text:span><text:span text:style-name="T194_15">is</text:span><text:span text:style-name="T194_16"><text:s/></text:span><text:span text:style-name="T194_17">the</text:span><text:span text:style-name="T194_18"><text:s/></text:span><text:span text:style-name="T194_19">correct</text:span><text:span text:style-name="T194_20"><text:s/></text:span><text:span text:style-name="T194_21">answer</text:span></text:p>
            <text:p text:style-name="P195"/>
            <text:p text:style-name="P196"><text:span text:style-name="T196_1">Indicate</text:span><text:span text:style-name="T196_2"><text:s/></text:span><text:span text:style-name="T196_3">your</text:span><text:span text:style-name="T196_4"><text:s/></text:span><text:span text:style-name="T196_5">answer</text:span><text:span text:style-name="T196_6"><text:s/></text:span><text:span text:style-name="T196_7">in</text:span><text:span text:style-name="T196_8"><text:s/></text:span><text:span text:style-name="T196_9">the</text:span><text:span text:style-name="T196_10"><text:s/></text:span><text:span text:style-name="T196_11">Answer</text:span><text:span text:style-name="T196_12"><text:s/></text:span><text:span text:style-name="T196_13">Box</text:span><text:span text:style-name="T196_14"><text:s/></text:span><text:span text:style-name="T196_15">below</text:span><text:span text:style-name="T196_16">.</text:span></text:p>
          </table:table-cell>
        </table:table-row>
        <table:table-row table:style-name="Row46">
          <table:table-cell table:style-name="Cell94">
            <text:p text:style-name="P197"><text:span text:style-name="T197_1">Answer</text:span></text:p>
          </table:table-cell>
        </table:table-row>
        <table:table-row table:style-name="Row47">
          <table:table-cell table:style-name="Cell95">
            <text:p text:style-name="P198"/>
            <text:p text:style-name="P199"/>
            <text:p text:style-name="P200"/>
            <text:p text:style-name="P201"/>
            <text:p text:style-name="P202"/>
          </table:table-cell>
        </table:table-row>
      </table:table>
      <text:p text:style-name="P203"/>
      <text:p text:style-name="P204"/>
      <text:p text:style-name="P205"/>
      <text:p text:style-name="P206"/>
      <text:p text:style-name="P2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